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LOCKWISE</text:p>
          </table:table-cell>
          <table:table-cell table:style-name="Default"/>
          <table:table-cell table:number-columns-repeated="5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67.5" calcext:value-type="float">
            <text:p>67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95" calcext:value-type="float">
            <text:p>395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70" calcext:value-type="float">
            <text:p>57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float" office:value="540" calcext:value-type="float">
            <text:p>540</text:p>
          </table:table-cell>
        </table:table-row>
        <table:table-row table:style-name="ro1" table:number-rows-repeated="3">
          <table:table-cell/>
          <table:table-cell table:style-name="ce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2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063cm" svg:y="0.739cm">
            <draw:object draw:notify-on-update-of-ranges="forward.A1:forward.A1 forward.A2:forward.A7 forward.B1:forward.B1 forward.B2:forward.B7 forward.B1:forward.B1 forward.B9:forward.B17 forward.A9:forward.A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9:54:36.78530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14T21:35:07.062305039</dc:date>
    <dc:creator>Emilia Bogdanova</dc:creator>
    <meta:editing-duration>PT6H32M26S</meta:editing-duration>
    <meta:editing-cycles>172</meta:editing-cycles>
    <meta:generator>LibreOffice/4.3.7.2$Linux_X86_64 LibreOffice_project/430$Build-2</meta:generator>
    <meta:document-statistic meta:table-count="3" meta:cell-count="1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80">
                <text:p>80</text:p>
                <draw:g>
                  <svg:desc>turning.B13:turning.B16</svg:desc>
                </draw:g>
              </table:table-cell>
              <table:table-cell office:value-type="float" office:value="0">
                <text:p>0</text:p>
                <draw:g>
                  <svg:desc>turning.A6:turning.A11</svg:desc>
                </draw:g>
              </table:table-cell>
              <table:table-cell office:value-type="float" office:value="0">
                <text:p>0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40">
                <text:p>240</text:p>
              </table:table-cell>
              <table:table-cell office:value-type="float" office:value="22.5">
                <text:p>22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570">
                <text:p>570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3.896cm" svg:y="6.925cm" style:legend-expansion="high" chart:style-name="ch2"/>
        <chart:plot-area chart:style-name="ch3" table:cell-range-address="forward.A1:forward.B7 forward.B9:forward.B17" chart:data-source-has-labels="row" svg:x="0.36cm" svg:y="0.318cm" svg:width="13.176cm" svg:height="15.306cm">
          <chartooo:coordinate-region svg:x="1.167cm" svg:y="0.517cm" svg:width="12.089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7" chart:label-cell-address="forward.B1:forward.B1" chart:class="chart:scatter">
            <chart:domain table:cell-range-address="forward.A2:forward.A7"/>
            <chart:regression-curve chart:style-name="ch7">
              <chart:equation chart:display-equation="true" chart:display-r-square="false" svg:x="4.414cm" svg:y="14.007cm"/>
            </chart:regression-curve>
            <chart:data-point chart:repeated="6"/>
          </chart:series>
          <chart:series chart:style-name="ch8" chart:values-cell-range-address="forward.B9:forward.B17" chart:label-cell-address="forward.B1:forward.B1" chart:class="chart:scatter">
            <chart:domain table:cell-range-address="forward.A9:forward.A17"/>
            <chart:regression-curve chart:style-name="ch9">
              <chart:equation chart:display-equation="true" chart:display-r-square="false" svg:x="6.165cm" svg:y="10.719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rward.A2:forward.A7</svg:desc>
                </draw:g>
              </table:table-cell>
              <table:table-cell office:value-type="float" office:value="5">
                <text:p>5</text:p>
                <draw:g>
                  <svg:desc>forward.B2:forward.B7</svg:desc>
                </draw:g>
              </table:table-cell>
              <table:table-cell office:value-type="float" office:value="17">
                <text:p>17</text:p>
                <draw:g>
                  <svg:desc>forward.A9:forward.A17</svg:desc>
                </draw:g>
              </table:table-cell>
              <table:table-cell office:value-type="float" office:value="50">
                <text:p>50</text:p>
                <draw:g>
                  <svg:desc>forward.B9:forward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30.5">
                <text:p>30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">
                <text:p>10.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69">
                <text:p>69</text:p>
                <draw:g>
                  <svg:desc>turning.I13:turning.I16</svg:desc>
                </draw:g>
              </table:table-cell>
              <table:table-cell office:value-type="float" office:value="0">
                <text:p>0</text:p>
                <draw:g>
                  <svg:desc>turning.H6:turning.H11</svg:desc>
                </draw:g>
              </table:table-cell>
              <table:table-cell office:value-type="float" office:value="0">
                <text:p>0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22.5">
                <text:p>22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540">
                <text:p>540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